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02mm"/>
    </style:style>
    <style:style style:name="co3" style:family="table-column">
      <style:table-column-properties fo:break-before="auto" style:column-width="3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(front matter)</text:p>
          </table:table-cell>
          <table:table-cell office:value-type="string" calcext:value-type="string">
            <text:p>front-matter</text:p>
          </table:table-cell>
          <table:table-cell table:formula="of:=CONCATENATE(&quot;0&quot;;[.A2];&quot;-&quot;; [.C2]; &quot;.rst&quot;)" office:value-type="string" office:string-value="00-front-matter.rst" calcext:value-type="string">
            <text:p>00-front-matter.r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  <table:table-cell office:value-type="string" calcext:value-type="string">
            <text:p>the-way</text:p>
          </table:table-cell>
          <table:table-cell table:formula="of:=CONCATENATE(&quot;0&quot;;[.A3];&quot;-&quot;; [.C3]; &quot;.rst&quot;)" office:value-type="string" office:string-value="01-the-way.rst" calcext:value-type="string">
            <text:p>01-the-way.r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  <table:table-cell office:value-type="string" calcext:value-type="string">
            <text:p>statement</text:p>
          </table:table-cell>
          <table:table-cell table:formula="of:=CONCATENATE(&quot;0&quot;;[.A4];&quot;-&quot;; [.C4]; &quot;.rst&quot;)" office:value-type="string" office:string-value="02-statement.rst" calcext:value-type="string">
            <text:p>02-statement.r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function</text:p>
          </table:table-cell>
          <table:table-cell table:formula="of:=CONCATENATE(&quot;0&quot;;[.A5];&quot;-&quot;; [.C5]; &quot;.rst&quot;)" office:value-type="string" office:string-value="03-function.rst" calcext:value-type="string">
            <text:p>03-function.r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e study: interface design</text:p>
          </table:table-cell>
          <table:table-cell office:value-type="string" calcext:value-type="string">
            <text:p>case-ui</text:p>
          </table:table-cell>
          <table:table-cell table:formula="of:=CONCATENATE(&quot;0&quot;;[.A6];&quot;-&quot;; [.C6]; &quot;.rst&quot;)" office:value-type="string" office:string-value="04-case-ui.rst" calcext:value-type="string">
            <text:p>04-case-ui.r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ditionals and recursion</text:p>
          </table:table-cell>
          <table:table-cell office:value-type="string" calcext:value-type="string">
            <text:p>cond-recur</text:p>
          </table:table-cell>
          <table:table-cell table:formula="of:=CONCATENATE(&quot;0&quot;;[.A7];&quot;-&quot;; [.C7]; &quot;.rst&quot;)" office:value-type="string" office:string-value="05-cond-recur.rst" calcext:value-type="string">
            <text:p>05-cond-recur.rs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uitful functions</text:p>
          </table:table-cell>
          <table:table-cell office:value-type="string" calcext:value-type="string">
            <text:p>fruitful-fn</text:p>
          </table:table-cell>
          <table:table-cell table:formula="of:=CONCATENATE(&quot;0&quot;;[.A8];&quot;-&quot;; [.C8]; &quot;.rst&quot;)" office:value-type="string" office:string-value="06-fruitful-fn.rst" calcext:value-type="string">
            <text:p>06-fruitful-fn.rs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teration</text:p>
          </table:table-cell>
          <table:table-cell table:formula="of:=CONCATENATE(&quot;0&quot;;[.A9];&quot;-&quot;; [.C9]; &quot;.rst&quot;)" office:value-type="string" office:string-value="07-iteration.rst" calcext:value-type="string">
            <text:p>07-iteration.r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tring</text:p>
          </table:table-cell>
          <table:table-cell table:formula="of:=CONCATENATE(&quot;0&quot;;[.A10];&quot;-&quot;; [.C10]; &quot;.rst&quot;)" office:value-type="string" office:string-value="08-string.rst" calcext:value-type="string">
            <text:p>08-string.rs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se study: word play</text:p>
          </table:table-cell>
          <table:table-cell office:value-type="string" calcext:value-type="string">
            <text:p>case-word</text:p>
          </table:table-cell>
          <table:table-cell table:formula="of:=CONCATENATE(&quot;0&quot;;[.A11];&quot;-&quot;; [.C11]; &quot;.rst&quot;)" office:value-type="string" office:string-value="09-case-word.rst" calcext:value-type="string">
            <text:p>09-case-word.r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list</text:p>
          </table:table-cell>
          <table:table-cell table:formula="of:=CONCATENATE([.A12];&quot;-&quot;; [.C12]; &quot;.rst&quot;)" office:value-type="string" office:string-value="10-list.rst" calcext:value-type="string">
            <text:p>10-list.rs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ctionaries</text:p>
          </table:table-cell>
          <table:table-cell office:value-type="string" calcext:value-type="string">
            <text:p>dict</text:p>
          </table:table-cell>
          <table:table-cell table:formula="of:=CONCATENATE([.A13];&quot;-&quot;; [.C13]; &quot;.rst&quot;)" office:value-type="string" office:string-value="11-dict.rst" calcext:value-type="string">
            <text:p>11-dict.rs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tuple</text:p>
          </table:table-cell>
          <table:table-cell table:formula="of:=CONCATENATE([.A14];&quot;-&quot;; [.C14]; &quot;.rst&quot;)" office:value-type="string" office:string-value="12-tuple.rst" calcext:value-type="string">
            <text:p>12-tuple.rs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se study: data structure selection</text:p>
          </table:table-cell>
          <table:table-cell office:value-type="string" calcext:value-type="string">
            <text:p>case-struct</text:p>
          </table:table-cell>
          <table:table-cell table:formula="of:=CONCATENATE([.A15];&quot;-&quot;; [.C15]; &quot;.rst&quot;)" office:value-type="string" office:string-value="13-case-struct.rst" calcext:value-type="string">
            <text:p>13-case-struct.rs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file</text:p>
          </table:table-cell>
          <table:table-cell table:formula="of:=CONCATENATE([.A16];&quot;-&quot;; [.C16]; &quot;.rst&quot;)" office:value-type="string" office:string-value="14-file.rst" calcext:value-type="string">
            <text:p>14-file.rs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asses and objects</text:p>
          </table:table-cell>
          <table:table-cell office:value-type="string" calcext:value-type="string">
            <text:p>cls-object</text:p>
          </table:table-cell>
          <table:table-cell table:formula="of:=CONCATENATE([.A17];&quot;-&quot;; [.C17]; &quot;.rst&quot;)" office:value-type="string" office:string-value="15-cls-object.rst" calcext:value-type="string">
            <text:p>15-cls-object.rs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lasses and functions</text:p>
          </table:table-cell>
          <table:table-cell office:value-type="string" calcext:value-type="string">
            <text:p>cls-fn</text:p>
          </table:table-cell>
          <table:table-cell table:formula="of:=CONCATENATE([.A18];&quot;-&quot;; [.C18]; &quot;.rst&quot;)" office:value-type="string" office:string-value="16-cls-fn.rst" calcext:value-type="string">
            <text:p>16-cls-fn.r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asses and methods</text:p>
          </table:table-cell>
          <table:table-cell office:value-type="string" calcext:value-type="string">
            <text:p>cls-meth</text:p>
          </table:table-cell>
          <table:table-cell table:formula="of:=CONCATENATE([.A19];&quot;-&quot;; [.C19]; &quot;.rst&quot;)" office:value-type="string" office:string-value="17-cls-meth.rst" calcext:value-type="string">
            <text:p>17-cls-meth.r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inherit</text:p>
          </table:table-cell>
          <table:table-cell table:formula="of:=CONCATENATE([.A20];&quot;-&quot;; [.C20]; &quot;.rst&quot;)" office:value-type="string" office:string-value="18-inherit.rst" calcext:value-type="string">
            <text:p>18-inherit.r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e Goodies</text:p>
          </table:table-cell>
          <table:table-cell office:value-type="string" calcext:value-type="string">
            <text:p>goodies</text:p>
          </table:table-cell>
          <table:table-cell table:formula="of:=CONCATENATE([.A21];&quot;-&quot;; [.C21]; &quot;.rst&quot;)" office:value-type="string" office:string-value="19-goodies.rst" calcext:value-type="string">
            <text:p>19-goodies.rs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bugging</text:p>
          </table:table-cell>
          <table:table-cell office:value-type="string" calcext:value-type="string">
            <text:p>debug</text:p>
          </table:table-cell>
          <table:table-cell table:formula="of:=CONCATENATE([.A22];&quot;-&quot;; [.C22]; &quot;.rst&quot;)" office:value-type="string" office:string-value="A-debug.rst" calcext:value-type="string">
            <text:p>A-debug.rs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nalysis of Algorithms</text:p>
          </table:table-cell>
          <table:table-cell office:value-type="string" calcext:value-type="string">
            <text:p>analysis-alg</text:p>
          </table:table-cell>
          <table:table-cell table:formula="of:=CONCATENATE([.A23];&quot;-&quot;; [.C23]; &quot;.rst&quot;)" office:value-type="string" office:string-value="B-analysis-alg.rst" calcext:value-type="string">
            <text:p>B-analysis-alg.rst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2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2:02:33.6774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6:50:19.237203000</meta:creation-date>
    <dc:date>2015-11-29T12:03:41.361490000</dc:date>
    <meta:editing-duration>PT18M15S</meta:editing-duration>
    <meta:editing-cycles>3</meta:editing-cycles>
    <meta:generator>LibreOffice/4.3.7.2$MacOSX_X86_64 LibreOffice_project/8a35821d8636a03b8bf4e15b48f59794652c68ba</meta:generator>
    <meta:document-statistic meta:table-count="1" meta:cell-count="88" meta:object-count="0"/>
  </office:meta>
</office:document-meta>
</file>